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89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3382in" fo:break-before="auto" style:use-optimal-row-height="true"/>
    </style:style>
    <style:style style:name="ro8" style:family="table-row">
      <style:table-row-properties style:row-height="0.6575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589in" fo:break-before="auto" style:use-optimal-row-height="fals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2291in" fo:break-before="auto" style:use-optimal-row-height="false"/>
    </style:style>
    <style:style style:name="ro15" style:family="table-row">
      <style:table-row-properties style:row-height="0.1992in" fo:break-before="auto" style:use-optimal-row-height="false"/>
    </style:style>
    <style:style style:name="ro16" style:family="table-row">
      <style:table-row-properties style:row-height="0.5772in" fo:break-before="auto" style:use-optimal-row-height="false"/>
    </style:style>
    <style:style style:name="ro17" style:family="table-row">
      <style:table-row-properties style:row-height="0.5535in" fo:break-before="auto" style:use-optimal-row-height="false"/>
    </style:style>
    <style:style style:name="ro18" style:family="table-row">
      <style:table-row-properties style:row-height="0.6236in" fo:break-before="auto" style:use-optimal-row-height="false"/>
    </style:style>
    <style:style style:name="ro19" style:family="table-row">
      <style:table-row-properties style:row-height="0.2091in" fo:break-before="auto" style:use-optimal-row-height="false"/>
    </style:style>
    <style:style style:name="ro20" style:family="table-row">
      <style:table-row-properties style:row-height="0.2591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22" style:family="table-row">
      <style:table-row-properties style:row-height="0.1846in" fo:break-before="auto" style:use-optimal-row-height="true"/>
    </style:style>
    <style:style style:name="ro23" style:family="table-row">
      <style:table-row-properties style:row-height="1.1362in" fo:break-before="auto" style:use-optimal-row-height="true"/>
    </style:style>
    <style:style style:name="ro24" style:family="table-row">
      <style:table-row-properties style:row-height="1.2453in" fo:break-before="auto" style:use-optimal-row-height="false"/>
    </style:style>
    <style:style style:name="ro25" style:family="table-row">
      <style:table-row-properties style:row-height="0.1799in" fo:break-before="auto" style:use-optimal-row-height="false"/>
    </style:style>
    <style:style style:name="ro26" style:family="table-row">
      <style:table-row-properties style:row-height="1.3846in" fo:break-before="auto" style:use-optimal-row-height="false"/>
    </style:style>
    <style:style style:name="ro27" style:family="table-row">
      <style:table-row-properties style:row-height="0.2201in" fo:break-before="auto" style:use-optimal-row-height="false"/>
    </style:style>
    <style:style style:name="ro28" style:family="table-row">
      <style:table-row-properties style:row-height="1.2953in" fo:break-before="auto" style:use-optimal-row-height="false"/>
    </style:style>
    <style:style style:name="ro29" style:family="table-row">
      <style:table-row-properties style:row-height="1.1854in" fo:break-before="auto" style:use-optimal-row-height="false"/>
    </style:style>
    <style:style style:name="ro30" style:family="table-row">
      <style:table-row-properties style:row-height="0.9965in" fo:break-before="auto" style:use-optimal-row-height="false"/>
    </style:style>
    <style:style style:name="ro31" style:family="table-row">
      <style:table-row-properties style:row-height="0.498in" fo:break-before="auto" style:use-optimal-row-height="true"/>
    </style:style>
    <style:style style:name="ro32" style:family="table-row">
      <style:table-row-properties style:row-height="0.8165in" fo:break-before="auto" style:use-optimal-row-height="true"/>
    </style:style>
    <style:style style:name="ro33" style:family="table-row">
      <style:table-row-properties style:row-height="0.8764in" fo:break-before="auto" style:use-optimal-row-height="false"/>
    </style:style>
    <style:style style:name="ro34" style:family="table-row">
      <style:table-row-properties style:row-height="1.0661in" fo:break-before="auto" style:use-optimal-row-height="false"/>
    </style:style>
    <style:style style:name="ro35" style:family="table-row">
      <style:table-row-properties style:row-height="0.9299in" fo:break-before="auto" style:use-optimal-row-height="false"/>
    </style:style>
    <style:style style:name="ro36" style:family="table-row">
      <style:table-row-properties style:row-height="1.0126in" fo:break-before="auto" style:use-optimal-row-height="false"/>
    </style:style>
    <style:style style:name="ro37" style:family="table-row">
      <style:table-row-properties style:row-height="0.8866in" fo:break-before="auto" style:use-optimal-row-height="false"/>
    </style:style>
    <style:style style:name="ro38" style:family="table-row">
      <style:table-row-properties style:row-height="0.9665in" fo:break-before="auto" style:use-optimal-row-height="false"/>
    </style:style>
    <style:style style:name="ro39" style:family="table-row">
      <style:table-row-properties style:row-height="0.7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#dddddd" style:text-align-source="fix" style:repeat-content="false" fo:border-left="none" fo:border-right="none" fo:border-top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  <style:style style:name="ce72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ext-properties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0138in solid #000000" fo:background-color="#e6e6ff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top"/>
      <style:paragraph-properties fo:text-align="start" fo:margin-left="0.0693in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4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style:vertical-align="top"/>
      <style:paragraph-properties fo:text-align="start" fo:margin-left="0.0693in"/>
    </style:style>
    <style:style style:name="ce146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7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4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4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5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56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65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75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8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85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6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7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8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0346in solid #000000" fo:background-color="#83caff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8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0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1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7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1" fo:font-size="10pt" style:font-size-asian="10pt" style:font-size-complex="10pt"/>
    </style:style>
    <style:style style:name="ce22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</style:style>
    <style:style style:name="ce23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wrap-option="wrap" style:vertical-align="top"/>
    </style:style>
    <style:style style:name="ce235" style:family="table-cell" style:parent-style-name="Default">
      <style:table-cell-properties style:vertical-align="top"/>
    </style:style>
    <style:style style:name="ce236" style:family="table-cell" style:parent-style-name="Default">
      <style:table-cell-properties fo:background-color="#ffffff" style:vertical-align="top"/>
    </style:style>
    <style:style style:name="ce237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  <style:style style:name="T3" style:family="text">
      <style:text-properties style:font-name="Arial1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107"/>
        <table:table-column table:style-name="co9" table:number-columns-repeated="2" table:default-cell-style-name="ce151"/>
        <table:table-column table:style-name="co10" table:default-cell-style-name="ce151"/>
        <table:table-column table:style-name="co11" table:default-cell-style-name="ce107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number-columns-repeated="9"/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74"/>
          <table:table-cell table:style-name="ce108" office:value-type="string" table:number-columns-spanned="5" table:number-rows-spanned="1">
            <text:p>Register Fields</text:p>
          </table:table-cell>
          <table:covered-table-cell table:number-columns-repeated="3" table:style-name="ce152"/>
          <table:covered-table-cell table:style-name="ce200"/>
          <table:table-cell table:number-columns-repeated="1012"/>
        </table:table-row>
        <table:table-row table:style-name="ro3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75" office:value-type="string">
            <text:p>Offset</text:p>
          </table:table-cell>
          <table:table-cell table:style-name="ce75" office:value-type="string">
            <text:p>Size</text:p>
          </table:table-cell>
          <table:table-cell table:style-name="ce98" office:value-type="string">
            <text:p>Type</text:p>
          </table:table-cell>
          <table:table-cell table:style-name="ce109" office:value-type="string">
            <text:p>Name </text:p>
          </table:table-cell>
          <table:table-cell table:style-name="ce153" office:value-type="string">
            <text:p>Bit(s)</text:p>
          </table:table-cell>
          <table:table-cell table:style-name="ce153" office:value-type="string">
            <text:p>Type</text:p>
          </table:table-cell>
          <table:table-cell table:style-name="ce153" office:value-type="string">
            <text:p>Default</text:p>
          </table:table-cell>
          <table:table-cell table:style-name="ce201" office:value-type="string">
            <text:p>Description</text:p>
          </table:table-cell>
          <table:table-cell table:style-name="ce233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76" table:number-columns-repeated="3"/>
          <table:table-cell table:style-name="ce110"/>
          <table:table-cell table:style-name="ce154" table:number-columns-repeated="3"/>
          <table:table-cell table:style-name="ce11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55"/>
          <table:covered-table-cell table:style-name="ce20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EMIF[0:3] Configuration Registers</text:p>
            </table:table-cell>
            <table:covered-table-cell table:number-columns-repeated="2" table:style-name="ce78"/>
            <table:covered-table-cell table:style-name="ce99"/>
            <table:covered-table-cell table:style-name="ce112"/>
            <table:covered-table-cell table:number-columns-repeated="3" table:style-name="ce156"/>
            <table:covered-table-cell table:style-name="ce203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79" office:value-type="string" table:number-columns-spanned="1" table:number-rows-spanned="2">
                <text:p>0x00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3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57"/>
              <table:covered-table-cell table:style-name="ce204"/>
              <table:table-cell table:style-name="ce234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4" office:value-type="string">
                <text:p><text:s/>EmifId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94" office:value-type="string">
                <text:p>0x42</text:p>
              </table:table-cell>
              <table:table-cell table:style-name="ce205" office:value-type="string">
                <text:p>Information that uniquely identifies the type of EMIF element instantiated by the FPGA.  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0" office:value-type="string" table:number-columns-spanned="1" table:number-rows-spanned="2">
                <text:p>0x01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58"/>
              <table:covered-table-cell table:style-name="ce205"/>
              <table:table-cell table:style-name="ce23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VersionId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94" office:value-type="string">
                <text:p>0x01</text:p>
              </table:table-cell>
              <table:table-cell table:style-name="ce206" office:value-type="string">
                <text:p>Version of the instantiated EMIF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EMIF2</text:p>
              </table:table-cell>
              <table:table-cell table:style-name="ce81" office:value-type="string" table:number-columns-spanned="1" table:number-rows-spanned="2">
                <text:p>0x02</text:p>
              </table:table-cell>
              <table:table-cell table:style-name="ce81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58"/>
              <table:covered-table-cell table:style-name="ce206"/>
              <table:table-cell table:style-name="ce23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RevisionId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0</text:p>
              </table:table-cell>
              <table:table-cell table:style-name="ce206" office:value-type="string">
                <text:p>Revision of the instantiated EMIF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3</text:p>
              </table:table-cell>
              <table:table-cell table:style-name="ce82" office:value-type="string" table:number-columns-spanned="1" table:number-rows-spanned="2">
                <text:p>0x03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served</text:p>
              </table:table-cell>
              <table:covered-table-cell table:number-columns-repeated="3" table:style-name="ce158"/>
              <table:covered-table-cell table:style-name="ce206"/>
              <table:table-cell table:style-name="ce23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Reserved</text:p>
              </table:table-cell>
              <table:table-cell table:style-name="ce159" office:value-type="string">
                <text:p>7:0</text:p>
              </table:table-cell>
              <table:table-cell table:style-name="ce159" office:value-type="string">
                <text:p>RO</text:p>
              </table:table-cell>
              <table:table-cell table:style-name="ce159" office:value-type="string">
                <text:p>0x00</text:p>
              </table:table-cell>
              <table:table-cell table:style-name="ce207" office:value-type="string">
                <text:p>Not used.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TOP[0:3] Configuration Registers</text:p>
            </table:table-cell>
            <table:covered-table-cell table:number-columns-repeated="2" table:style-name="ce81"/>
            <table:covered-table-cell table:style-name="ce102"/>
            <table:covered-table-cell table:style-name="ce117"/>
            <table:covered-table-cell table:number-columns-repeated="3" table:style-name="ce156"/>
            <table:covered-table-cell table:style-name="ce208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79" office:value-type="string" table:number-columns-spanned="1" table:number-rows-spanned="2">
                <text:p>0x04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8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0"/>
              <table:covered-table-cell table:style-name="ce209"/>
              <table:table-cell table:style-name="ce234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TopId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5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0" office:value-type="string" table:number-columns-spanned="1" table:number-rows-spanned="2">
                <text:p>0x05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58"/>
              <table:covered-table-cell table:style-name="ce205"/>
              <table:table-cell table:style-name="ce23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Year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0</text:p>
              </table:table-cell>
              <table:table-cell table:style-name="ce206" office:value-type="string">
                <text:p>The year date of the generated bitstream (0 stands for 2000)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0" office:value-type="string" table:number-columns-spanned="1" table:number-rows-spanned="2">
                <text:p>0x06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58"/>
              <table:covered-table-cell table:style-name="ce206"/>
              <table:table-cell table:style-name="ce23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Month</text:p>
              </table:table-cell>
              <table:table-cell table:style-name="ce158" office:value-type="string">
                <text:p>7: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0</text:p>
              </table:table-cell>
              <table:table-cell table:style-name="ce206" office:value-type="string">
                <text:p>The month date of the generated bitstream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TOP3</text:p>
              </table:table-cell>
              <table:table-cell table:style-name="ce82" office:value-type="string" table:number-columns-spanned="1" table:number-rows-spanned="2">
                <text:p>0x07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58"/>
              <table:covered-table-cell table:style-name="ce206"/>
              <table:table-cell table:style-name="ce23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DateDay</text:p>
              </table:table-cell>
              <table:table-cell table:style-name="ce159" office:value-type="string">
                <text:p>7:0</text:p>
              </table:table-cell>
              <table:table-cell table:style-name="ce159" office:value-type="string">
                <text:p>RO</text:p>
              </table:table-cell>
              <table:table-cell table:style-name="ce159" office:value-type="string">
                <text:p>0x00</text:p>
              </table:table-cell>
              <table:table-cell table:style-name="ce207" office:value-type="string">
                <text:p>The day date of the generated bitstream.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SHELL[0:3] Configuration <text:s/>Registers</text:p>
            </table:table-cell>
            <table:covered-table-cell table:number-columns-repeated="2" table:style-name="ce83"/>
            <table:covered-table-cell table:style-name="ce104"/>
            <table:covered-table-cell table:style-name="ce121"/>
            <table:covered-table-cell table:number-columns-repeated="3" table:style-name="ce161"/>
            <table:covered-table-cell table:style-name="ce210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>
                <text:p><text:s/>SHELL0</text:p>
              </table:table-cell>
              <table:table-cell table:style-name="ce78" office:value-type="string">
                <text:p>0x08</text:p>
              </table:table-cell>
              <table:table-cell table:style-name="ce78"/>
              <table:table-cell table:style-name="ce99"/>
              <table:table-cell table:style-name="ce122"/>
              <table:table-cell table:style-name="ce160" table:number-columns-repeated="3"/>
              <table:table-cell table:style-name="ce209"/>
              <table:table-cell table:style-name="ce23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1</text:p>
              </table:table-cell>
              <table:table-cell table:style-name="ce81" office:value-type="string">
                <text:p>0x09</text:p>
              </table:table-cell>
              <table:table-cell table:style-name="ce81"/>
              <table:table-cell table:style-name="ce102"/>
              <table:table-cell table:style-name="ce119"/>
              <table:table-cell table:style-name="ce158" table:number-columns-repeated="3"/>
              <table:table-cell table:style-name="ce206"/>
              <table:table-cell table:style-name="ce23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2</text:p>
              </table:table-cell>
              <table:table-cell table:style-name="ce81" office:value-type="string">
                <text:p>0x0A</text:p>
              </table:table-cell>
              <table:table-cell table:style-name="ce81"/>
              <table:table-cell table:style-name="ce102"/>
              <table:table-cell table:style-name="ce119"/>
              <table:table-cell table:style-name="ce158" table:number-columns-repeated="3"/>
              <table:table-cell table:style-name="ce206"/>
              <table:table-cell table:style-name="ce23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3</text:p>
              </table:table-cell>
              <table:table-cell table:style-name="ce84" office:value-type="string">
                <text:p>0x0B</text:p>
              </table:table-cell>
              <table:table-cell table:style-name="ce84"/>
              <table:table-cell table:style-name="ce105"/>
              <table:table-cell table:style-name="ce116"/>
              <table:table-cell table:style-name="ce159" table:number-columns-repeated="3"/>
              <table:table-cell table:style-name="ce207"/>
              <table:table-cell table:style-name="ce234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ROLE[0:3] Configuration Registers</text:p>
            </table:table-cell>
            <table:covered-table-cell table:style-name="ce85"/>
            <table:covered-table-cell table:style-name="ce81"/>
            <table:covered-table-cell table:style-name="ce102"/>
            <table:covered-table-cell table:style-name="ce123"/>
            <table:covered-table-cell table:number-columns-repeated="3" table:style-name="ce156"/>
            <table:covered-table-cell table:style-name="ce208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0</text:p>
              </table:table-cell>
              <table:table-cell table:style-name="ce81" office:value-type="string">
                <text:p>0x0C</text:p>
              </table:table-cell>
              <table:table-cell table:style-name="ce81"/>
              <table:table-cell table:style-name="ce102"/>
              <table:table-cell table:style-name="ce124"/>
              <table:table-cell table:style-name="ce162" table:number-columns-repeated="3"/>
              <table:table-cell table:style-name="ce211"/>
              <table:table-cell table:style-name="ce23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1</text:p>
              </table:table-cell>
              <table:table-cell table:style-name="ce81" office:value-type="string">
                <text:p>0x0D</text:p>
              </table:table-cell>
              <table:table-cell table:style-name="ce81"/>
              <table:table-cell table:style-name="ce102"/>
              <table:table-cell table:style-name="ce124"/>
              <table:table-cell table:style-name="ce162" table:number-columns-repeated="3"/>
              <table:table-cell table:style-name="ce211"/>
              <table:table-cell table:style-name="ce23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2</text:p>
              </table:table-cell>
              <table:table-cell table:style-name="ce81" office:value-type="string">
                <text:p>0x0E</text:p>
              </table:table-cell>
              <table:table-cell table:style-name="ce81"/>
              <table:table-cell table:style-name="ce102"/>
              <table:table-cell table:style-name="ce124"/>
              <table:table-cell table:style-name="ce162" table:number-columns-repeated="3"/>
              <table:table-cell table:style-name="ce211"/>
              <table:table-cell table:style-name="ce23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0"/>
              <table:covered-table-cell table:style-name="ce35"/>
              <table:table-cell table:style-name="ce56" office:value-type="string">
                <text:p><text:s/>ROLE3</text:p>
              </table:table-cell>
              <table:table-cell table:style-name="ce84" office:value-type="string">
                <text:p>0x0F</text:p>
              </table:table-cell>
              <table:table-cell table:style-name="ce84"/>
              <table:table-cell table:style-name="ce105"/>
              <table:table-cell table:style-name="ce124"/>
              <table:table-cell table:style-name="ce162" table:number-columns-repeated="3"/>
              <table:table-cell table:style-name="ce211"/>
              <table:table-cell table:style-name="ce234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3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55"/>
          <table:covered-table-cell table:style-name="ce20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 table:style-name="ce1"/>
            <table:table-cell table:style-name="ce12" office:value-type="string" table:number-columns-spanned="1" table:number-rows-spanned="44">
              <text:p>PHY</text:p>
            </table:table-cell>
            <table:table-cell table:style-name="ce36" office:value-type="string" table:number-columns-spanned="1" table:number-rows-spanned="44">
              <text:p>[0x10]</text:p>
            </table:table-cell>
            <table:table-cell table:style-name="ce53" office:value-type="string" table:number-columns-spanned="9" table:number-rows-spanned="1">
              <text:p>Status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55"/>
            <table:covered-table-cell table:style-name="ce202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8">
                <text:p>STATUS</text:p>
              </table:table-cell>
              <table:table-cell table:style-name="ce86" office:value-type="string" table:number-columns-spanned="1" table:number-rows-spanned="8">
                <text:p>0x00</text:p>
              </table:table-cell>
              <table:table-cell table:style-name="ce86" office:value-type="float" office:value="1" table:number-columns-spanned="1" table:number-rows-spanned="8">
                <text:p>1</text:p>
              </table:table-cell>
              <table:table-cell table:style-name="ce86" office:value-type="string" table:number-columns-spanned="1" table:number-rows-spanned="8">
                <text:p>RO</text:p>
              </table:table-cell>
              <table:table-cell table:style-name="ce125" office:value-type="string" table:number-columns-spanned="5" table:number-rows-spanned="1">
                <text:p>Status of the main cores</text:p>
              </table:table-cell>
              <table:covered-table-cell table:style-name="ce164"/>
              <table:covered-table-cell table:number-columns-repeated="2" table:style-name="ce152"/>
              <table:covered-table-cell table:style-name="ce200"/>
              <table:table-cell table:style-name="ce235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0_InitCalibComplete</text:p>
              </table:table-cell>
              <table:table-cell table:style-name="ce158" office:value-type="float" office:value="0">
                <text:p>0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5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1_InitCalibComplete</text:p>
              </table:table-cell>
              <table:table-cell table:style-name="ce158" office:value-type="float" office:value="1">
                <text:p>1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5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CoreReady</text:p>
              </table:table-cell>
              <table:table-cell table:style-name="ce158" office:value-type="float" office:value="2">
                <text:p>2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05" office:value-type="string">
                <text:p>When set, indicates that the PCS block is locked and there is no MAC remote or local fault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QpllLock</text:p>
              </table:table-cell>
              <table:table-cell table:style-name="ce158" office:value-type="float" office:value="3">
                <text:p>3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12" office:value-type="string">
                <text:p>Lock indication from QPLL block in core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CamReady</text:p>
              </table:table-cell>
              <table:table-cell table:style-name="ce158" office:value-type="string">
                <text:p>4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12" office:value-type="string">
                <text:p>When set, indicates that the content-addressable memory of the NTS is ready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ToeReady</text:p>
              </table:table-cell>
              <table:table-cell table:style-name="ce158" office:value-type="string">
                <text:p>5</text:p>
              </table:table-cell>
              <table:table-cell table:style-name="ce158" office:value-type="string">
                <text:p>RO</text:p>
              </table:table-cell>
              <table:table-cell table:style-name="ce158" office:value-type="string">
                <text:p>0x0</text:p>
              </table:table-cell>
              <table:table-cell table:style-name="ce212" office:value-type="string">
                <text:p>When set, indicates that the TCPOffload Engine of the NTS is ready.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26" office:value-type="string">
                <text:p>Nu</text:p>
              </table:table-cell>
              <table:table-cell table:style-name="ce165" office:value-type="string">
                <text:p>7:6</text:p>
              </table:table-cell>
              <table:table-cell table:style-name="ce168" office:value-type="string">
                <text:p>RO</text:p>
              </table:table-cell>
              <table:table-cell table:style-name="ce159" office:value-type="string">
                <text:p>0x0</text:p>
              </table:table-cell>
              <table:table-cell table:style-name="ce213" office:value-type="string">
                <text:p>Not used.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Gigabit Transceiver Control Registers</text:p>
            </table:table-cell>
            <table:covered-table-cell table:number-columns-repeated="3" table:style-name="ce87"/>
            <table:covered-table-cell table:style-name="ce126"/>
            <table:covered-table-cell table:style-name="ce165"/>
            <table:covered-table-cell table:style-name="ce168"/>
            <table:covered-table-cell table:style-name="ce159"/>
            <table:covered-table-cell table:style-name="ce213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4">
                <text:p>GTH0</text:p>
              </table:table-cell>
              <table:table-cell table:style-name="ce86" office:value-type="string" table:number-columns-spanned="1" table:number-rows-spanned="4">
                <text:p>0x01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08" office:value-type="string" table:number-columns-spanned="5" table:number-rows-spanned="1">
                <text:p><text:s/>Configuration and tuning of GTH</text:p>
              </table:table-cell>
              <table:covered-table-cell table:style-name="ce164"/>
              <table:covered-table-cell table:number-columns-repeated="2" table:style-name="ce152"/>
              <table:covered-table-cell table:style-name="ce200"/>
              <table:table-cell table:style-name="ce235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<text:s/>GTH0_RxEqualizationMode</text:p>
              </table:table-cell>
              <table:table-cell table:style-name="ce158" office:value-type="string">
                <text:p>0</text:p>
              </table:table-cell>
              <table:table-cell table:style-name="ce158" office:value-type="string">
                <text:p>RW</text:p>
              </table:table-cell>
              <table:table-cell table:style-name="ce194" office:value-type="string">
                <text:p>0x1</text:p>
              </table:table-cell>
              <table:table-cell table:style-name="ce205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9" office:value-type="string">
                <text:p><text:s/>Nu </text:p>
              </table:table-cell>
              <table:table-cell table:style-name="ce166" office:value-type="string">
                <text:p>3:1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14"/>
              <table:table-cell table:style-name="ce235" table:number-columns-repeated="1007"/>
              <table:table-cell table:number-columns-repeated="5"/>
            </table:table-row>
            <table:table-row table:style-name="ro17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6" office:value-type="string">
                <text:p><text:s/>GTH0_TxDriverSwing</text:p>
              </table:table-cell>
              <table:table-cell table:style-name="ce167" office:value-type="string">
                <text:p>7:4</text:p>
              </table:table-cell>
              <table:table-cell table:style-name="ce168" office:value-type="string">
                <text:p>RW</text:p>
              </table:table-cell>
              <table:table-cell table:style-name="ce195" office:value-type="string">
                <text:p>0x4</text:p>
              </table:table-cell>
              <table:table-cell table:style-name="ce207" office:value-type="string">
                <text:p><text:span text:style-name="T1">Transceive</text:span><text:span text:style-name="T1">r transmit </text:span><text:span text:style-name="T1">driver </text:span><text:span text:style-name="T1">swing. </text:span></text:p>
                <text:p><text:span text:style-name="T1">The default </text:span><text:span text:style-name="T1">value of '4' </text:span><text:span text:style-name="T1">correspond</text:span><text:span text:style-name="T1">s to a </text:span><text:span text:style-name="T2">peak-to-</text:span><text:span text:style-name="T2">peak </text:span><text:span text:style-name="T2">differential </text:span><text:span text:style-name="T2">voltage of </text:span><text:span text:style-name="T1">460 mV. </text:span><text:span text:style-name="T1">Refer to </text:span><text:span text:style-name="T1">UG576 for </text:span><text:span text:style-name="T1">other </text:span><text:span text:style-name="T1">values.</text:span></text:p>
              </table:table-cell>
              <table:table-cell table:style-name="ce235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15"/>
              <table:covered-table-cell table:style-name="ce39"/>
              <table:table-cell table:style-name="ce49" office:value-type="string" table:number-columns-spanned="1" table:number-rows-spanned="2">
                <text:p>GTH1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reCursor [4:0]</text:p>
              </table:table-cell>
              <table:table-cell table:style-name="ce164" office:value-type="string">
                <text:p>4:0</text:p>
              </table:table-cell>
              <table:table-cell table:style-name="ce164" office:value-type="string">
                <text:p>RW</text:p>
              </table:table-cell>
              <table:table-cell table:style-name="ce196" office:value-type="string">
                <text:p>0x05</text:p>
              </table:table-cell>
              <table:table-cell table:style-name="ce215" office:value-type="string">
                <text:p>Transmitter pre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59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68" office:value-type="string">
                <text:p>7:5</text:p>
              </table:table-cell>
              <table:table-cell table:style-name="ce168" office:value-type="string">
                <text:p>RW</text:p>
              </table:table-cell>
              <table:table-cell table:style-name="ce168" office:value-type="string">
                <text:p>0x0</text:p>
              </table:table-cell>
              <table:table-cell table:style-name="ce216"/>
              <table:table-cell table:style-name="ce235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15"/>
              <table:covered-table-cell table:style-name="ce39"/>
              <table:table-cell table:style-name="ce60" office:value-type="string" table:number-columns-spanned="1" table:number-rows-spanned="2">
                <text:p>GTH2</text:p>
              </table:table-cell>
              <table:table-cell table:style-name="ce86" office:value-type="string" table:number-columns-spanned="1" table:number-rows-spanned="2">
                <text:p>0x03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ostCursor [4:0]</text:p>
              </table:table-cell>
              <table:table-cell table:style-name="ce164" office:value-type="string">
                <text:p>4:0</text:p>
              </table:table-cell>
              <table:table-cell table:style-name="ce164" office:value-type="string">
                <text:p>RW</text:p>
              </table:table-cell>
              <table:table-cell table:style-name="ce196" office:value-type="string">
                <text:p>0x05</text:p>
              </table:table-cell>
              <table:table-cell table:style-name="ce215" office:value-type="string">
                <text:p>Transmitter post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15" table:visibility="collapse">
              <table:table-cell/>
              <table:covered-table-cell table:style-name="ce13"/>
              <table:covered-table-cell table:style-name="ce3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68" office:value-type="string">
                <text:p>7:5</text:p>
              </table:table-cell>
              <table:table-cell table:style-name="ce168" office:value-type="string">
                <text:p>RW</text:p>
              </table:table-cell>
              <table:table-cell table:style-name="ce168" office:value-type="string">
                <text:p>0x0</text:p>
              </table:table-cell>
              <table:table-cell table:style-name="ce216"/>
              <table:table-cell table:style-name="ce235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68"/>
            <table:covered-table-cell table:style-name="ce216"/>
            <table:table-cell table:style-name="ce235" table:number-columns-repeated="1007"/>
            <table:table-cell table:number-columns-repeated="5"/>
          </table:table-row>
          <table:table-row-group table:display="false">
            <table:table-row table:style-name="ro19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4-0x07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2"/>
              <table:covered-table-cell table:style-name="ce200"/>
              <table:table-cell table:style-name="ce235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68" office:value-type="string">
                <text:p>31:0</text:p>
              </table:table-cell>
              <table:table-cell table:style-name="ce168" office:value-type="string">
                <text:p>RO</text:p>
              </table:table-cell>
              <table:table-cell table:style-name="ce168" office:value-type="string">
                <text:p>0x00</text:p>
              </table:table-cell>
              <table:table-cell table:style-name="ce216" office:value-type="string">
                <text:p>Not used.</text:p>
              </table:table-cell>
              <table:table-cell table:style-name="ce235" table:number-columns-repeated="1007"/>
              <table:table-cell table:number-columns-repeated="5"/>
            </table:table-row>
          </table:table-row-group>
          <table:table-row table:style-name="ro4" table:visibility="collapse">
            <table:table-cell table:style-name="ce1"/>
            <table:covered-table-cell table:style-name="ce18"/>
            <table:covered-table-cell table:style-name="ce41"/>
            <table:table-cell table:style-name="ce61" office:value-type="string" table:number-columns-spanned="9" table:number-rows-spanned="1">
              <text:p>Soft Reset Layer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55"/>
            <table:covered-table-cell table:style-name="ce202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RESET</text:p>
              </table:table-cell>
              <table:table-cell table:style-name="ce89" office:value-type="string" table:number-columns-spanned="1" table:number-rows-spanned="9">
                <text:p>0x08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08" office:value-type="string" table:number-columns-spanned="5" table:number-rows-spanned="1">
                <text:p><text:s/>Soft Reset Layer Register</text:p>
              </table:table-cell>
              <table:covered-table-cell table:number-columns-repeated="3" table:style-name="ce169"/>
              <table:covered-table-cell table:style-name="ce217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0" office:value-type="float" office:value="0">
                <text:p>0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17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Reset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Software reset of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Reset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Software reset of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Reset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Software reset of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Reset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Software reset of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Reset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Software reset of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Reset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Software reset of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9" office:value-type="string">
                <text:p><text:s/>LY7_Reset</text:p>
              </table:table-cell>
              <table:table-cell table:style-name="ce172" office:value-type="float" office:value="0">
                <text:p>0</text:p>
              </table:table-cell>
              <table:table-cell table:style-name="ce172" office:value-type="string">
                <text:p>RW</text:p>
              </table:table-cell>
              <table:table-cell table:style-name="ce172" office:value-type="string">
                <text:p>0x0</text:p>
              </table:table-cell>
              <table:table-cell table:style-name="ce219" office:value-type="string">
                <text:p>Software reset of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4" table:visibility="collapse">
            <table:table-cell table:style-name="ce1"/>
            <table:covered-table-cell table:style-name="ce18"/>
            <table:covered-table-cell table:style-name="ce41"/>
            <table:table-cell table:style-name="ce63" office:value-type="string" table:number-columns-spanned="9" table:number-rows-spanned="1">
              <text:p>Enable Layer Register</text:p>
            </table:table-cell>
            <table:covered-table-cell table:number-columns-repeated="3" table:style-name="ce90"/>
            <table:covered-table-cell table:style-name="ce130"/>
            <table:covered-table-cell table:number-columns-repeated="3" table:style-name="ce173"/>
            <table:covered-table-cell table:style-name="ce22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ENABLE</text:p>
              </table:table-cell>
              <table:table-cell table:style-name="ce89" office:value-type="string" table:number-columns-spanned="1" table:number-rows-spanned="9">
                <text:p>0x09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31" office:value-type="string" table:number-columns-spanned="5" table:number-rows-spanned="1">
                <text:p>Enable Layer Register</text:p>
              </table:table-cell>
              <table:covered-table-cell table:number-columns-repeated="3" table:style-name="ce170"/>
              <table:covered-table-cell table:style-name="ce217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0" office:value-type="float" office:value="0">
                <text:p>0</text:p>
              </table:table-cell>
              <table:table-cell table:style-name="ce170" office:value-type="string">
                <text:p>RW</text:p>
              </table:table-cell>
              <table:table-cell table:style-name="ce170" office:value-type="string">
                <text:p>0x0</text:p>
              </table:table-cell>
              <table:table-cell table:style-name="ce217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Enable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Enable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Enable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Enable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Enable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Enable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Enable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Enable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Enable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Enable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Enable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8" office:value-type="string">
                <text:p>Enable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91"/>
              <table:table-cell table:style-name="ce129" office:value-type="string">
                <text:p><text:s/>LY7_Enable</text:p>
              </table:table-cell>
              <table:table-cell table:style-name="ce172" office:value-type="float" office:value="0">
                <text:p>0</text:p>
              </table:table-cell>
              <table:table-cell table:style-name="ce172" office:value-type="string">
                <text:p>RW</text:p>
              </table:table-cell>
              <table:table-cell table:style-name="ce172" office:value-type="string">
                <text:p>0x0</text:p>
              </table:table-cell>
              <table:table-cell table:style-name="ce219" office:value-type="string">
                <text:p>Enable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21" table:visibility="collapse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68"/>
            <table:covered-table-cell table:style-name="ce216"/>
            <table:table-cell table:style-name="ce235" table:number-columns-repeated="1007"/>
            <table:table-cell table:number-columns-repeated="5"/>
          </table:table-row>
          <table:table-row-group table:display="false">
            <table:table-row table:style-name="ro19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A-0x0F</text:p>
              </table:table-cell>
              <table:table-cell table:style-name="ce86" office:value-type="float" office:value="6" table:number-columns-spanned="1" table:number-rows-spanned="2">
                <text:p>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2"/>
              <table:covered-table-cell table:style-name="ce200"/>
              <table:table-cell table:style-name="ce235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68" office:value-type="string">
                <text:p>47:0</text:p>
              </table:table-cell>
              <table:table-cell table:style-name="ce168" office:value-type="string">
                <text:p>RO</text:p>
              </table:table-cell>
              <table:table-cell table:style-name="ce168" office:value-type="string">
                <text:p>0x00</text:p>
              </table:table-cell>
              <table:table-cell table:style-name="ce216" office:value-type="string">
                <text:p>Not used.</text:p>
              </table:table-cell>
              <table:table-cell table:style-name="ce23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3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55"/>
          <table:covered-table-cell table:style-name="ce20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2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3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3">
                <text:p><text:s text:c="2"/>CONTROL</text:p>
              </table:table-cell>
              <table:table-cell table:style-name="ce86" office:value-type="string" table:number-columns-spanned="1" table:number-rows-spanned="3">
                <text:p>0x00</text:p>
              </table:table-cell>
              <table:table-cell table:style-name="ce86" office:value-type="float" office:value="1" table:number-columns-spanned="1" table:number-rows-spanned="3">
                <text:p>1</text:p>
              </table:table-cell>
              <table:table-cell table:style-name="ce86" office:value-type="string" table:number-columns-spanned="1" table:number-rows-spanned="3">
                <text:p>RW</text:p>
              </table:table-cell>
              <table:table-cell table:style-name="ce132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4"/>
              <table:covered-table-cell table:style-name="ce215"/>
              <table:table-cell table:number-columns-repeated="1012"/>
            </table:table-row>
            <table:table-row table:style-name="ro7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14" office:value-type="string">
                <text:p><text:s/>MAC_AddressValid</text:p>
              </table:table-cell>
              <table:table-cell table:style-name="ce158" office:value-type="float" office:value="0">
                <text:p>0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5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59" office:value-type="string">
                <text:p>7:1</text:p>
              </table:table-cell>
              <table:table-cell table:style-name="ce159" office:value-type="string">
                <text:p>RW</text:p>
              </table:table-cell>
              <table:table-cell table:style-name="ce159" office:value-type="string">
                <text:p>0x0</text:p>
              </table:table-cell>
              <table:table-cell table:style-name="ce213"/>
              <table:table-cell table:number-columns-repeated="1012"/>
            </table:table-row>
          </table:table-row-group>
          <table:table-row table:style-name="ro22" table:visibility="collapse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Status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59"/>
            <table:covered-table-cell table:style-name="ce213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2">
                <text:p><text:s/>STATUS</text:p>
              </table:table-cell>
              <table:table-cell table:style-name="ce86" office:value-type="string" table:number-columns-spanned="1" table:number-rows-spanned="2">
                <text:p>0x01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4"/>
              <table:covered-table-cell table:style-name="ce215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59" office:value-type="string">
                <text:p>7:0</text:p>
              </table:table-cell>
              <table:table-cell table:style-name="ce159" office:value-type="string">
                <text:p>RO</text:p>
              </table:table-cell>
              <table:table-cell table:style-name="ce159" office:value-type="string">
                <text:p>0x0</text:p>
              </table:table-cell>
              <table:table-cell table:style-name="ce213"/>
              <table:table-cell table:number-columns-repeated="1012"/>
            </table:table-row>
          </table:table-row-group>
          <table:table-row table:style-name="ro22" table:visibility="collapse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MAC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59"/>
            <table:covered-table-cell table:style-name="ce213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4"/>
              <table:covered-table-cell table:style-name="ce38"/>
              <table:table-cell table:style-name="ce66" office:value-type="string" table:number-columns-spanned="1" table:number-rows-spanned="2">
                <text:p><text:s/>MAC[0:5]</text:p>
              </table:table-cell>
              <table:table-cell table:style-name="ce93" office:value-type="string" table:number-columns-spanned="1" table:number-rows-spanned="2">
                <text:p>0x02</text:p>
              </table:table-cell>
              <table:table-cell table:style-name="ce93" office:value-type="float" office:value="6" table:number-columns-spanned="1" table:number-rows-spanned="2">
                <text:p>6</text:p>
              </table:table-cell>
              <table:table-cell table:style-name="ce93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MAC address register</text:p>
              </table:table-cell>
              <table:covered-table-cell table:style-name="ce164"/>
              <table:covered-table-cell table:number-columns-repeated="2" table:style-name="ce152"/>
              <table:covered-table-cell table:style-name="ce200"/>
              <table:table-cell table:style-name="ce234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16"/>
              <table:covered-table-cell table:style-name="ce40"/>
              <table:covered-table-cell table:style-name="ce49"/>
              <table:covered-table-cell table:number-columns-repeated="3" table:style-name="ce94"/>
              <table:table-cell table:style-name="ce126" office:value-type="string">
                <text:p><text:s/>Address</text:p>
              </table:table-cell>
              <table:table-cell table:style-name="ce175" office:value-type="string">
                <text:p>47:0</text:p>
              </table:table-cell>
              <table:table-cell table:style-name="ce159" office:value-type="string">
                <text:p>RW</text:p>
              </table:table-cell>
              <table:table-cell table:style-name="ce159" office:value-type="string">
                <text:p>0x0</text:p>
              </table:table-cell>
              <table:table-cell table:style-name="ce213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/><text:s text:c="9"/></text:p>
              </table:table-cell>
              <table:table-cell table:style-name="ce23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3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55"/>
          <table:covered-table-cell table:style-name="ce20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5" table:visibility="collapse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2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3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5">
                <text:p><text:s/>CONTROL[0:1]</text:p>
              </table:table-cell>
              <table:table-cell table:style-name="ce86" office:value-type="string" table:number-columns-spanned="1" table:number-rows-spanned="5">
                <text:p>0x00</text:p>
              </table:table-cell>
              <table:table-cell table:style-name="ce86" office:value-type="float" office:value="2" table:number-columns-spanned="1" table:number-rows-spanned="5">
                <text:p>2</text:p>
              </table:table-cell>
              <table:table-cell table:style-name="ce86" office:value-type="string" table:number-columns-spanned="1" table:number-rows-spanned="5">
                <text:p>RW</text:p>
              </table:table-cell>
              <table:table-cell table:style-name="ce132" office:value-type="string" table:number-columns-spanned="5" table:number-rows-spanned="1">
                <text:p><text:s/>Control of the layer-3 registers</text:p>
              </table:table-cell>
              <table:covered-table-cell table:number-columns-repeated="3" table:style-name="ce174"/>
              <table:covered-table-cell table:style-name="ce215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IP_AddressValid</text:p>
              </table:table-cell>
              <table:table-cell table:style-name="ce158" office:value-type="float" office:value="0">
                <text:p>0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5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SUBNET_MaskValid</text:p>
              </table:table-cell>
              <table:table-cell table:style-name="ce158" office:value-type="float" office:value="1">
                <text:p>1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 </text:p>
              </table:table-cell>
              <table:table-cell table:style-name="ce205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14" office:value-type="string">
                <text:p><text:s/>GATEWAY_AddrValid</text:p>
              </table:table-cell>
              <table:table-cell table:style-name="ce158" office:value-type="float" office:value="2">
                <text:p>2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5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59" office:value-type="string">
                <text:p>15:3</text:p>
              </table:table-cell>
              <table:table-cell table:style-name="ce159" office:value-type="string">
                <text:p>RO</text:p>
              </table:table-cell>
              <table:table-cell table:style-name="ce159" office:value-type="string">
                <text:p>0x0</text:p>
              </table:table-cell>
              <table:table-cell table:style-name="ce213"/>
              <table:table-cell table:number-columns-repeated="1012"/>
            </table:table-row>
          </table:table-row-group>
          <table:table-row table:style-name="ro22" table:visibility="collapse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Status Register</text:p>
            </table:table-cell>
            <table:covered-table-cell table:number-columns-repeated="3" table:style-name="ce85"/>
            <table:covered-table-cell table:style-name="ce126"/>
            <table:covered-table-cell table:number-columns-repeated="3" table:style-name="ce159"/>
            <table:covered-table-cell table:style-name="ce213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STATUS[0:1]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2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4"/>
              <table:covered-table-cell table:style-name="ce215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6"/>
              <table:table-cell table:style-name="ce116" office:value-type="string">
                <text:p><text:s/>Nu</text:p>
              </table:table-cell>
              <table:table-cell table:style-name="ce167" office:value-type="string">
                <text:p>15:0</text:p>
              </table:table-cell>
              <table:table-cell table:style-name="ce168" office:value-type="string">
                <text:p>RO</text:p>
              </table:table-cell>
              <table:table-cell table:style-name="ce168" office:value-type="string">
                <text:p>0x0</text:p>
              </table:table-cell>
              <table:table-cell table:style-name="ce216"/>
              <table:table-cell table:number-columns-repeated="1012"/>
            </table:table-row>
          </table:table-row-group>
          <table:table-row table:style-name="ro22" table:visibility="collapse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IPv4 Register</text:p>
            </table:table-cell>
            <table:covered-table-cell table:number-columns-repeated="3" table:style-name="ce86"/>
            <table:covered-table-cell table:style-name="ce124"/>
            <table:covered-table-cell table:style-name="ce176"/>
            <table:covered-table-cell table:number-columns-repeated="2" table:style-name="ce189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IPv4[0:3] 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4"/>
              <table:covered-table-cell table:style-name="ce215"/>
              <table:table-cell table:number-columns-repeated="1012"/>
            </table:table-row>
            <table:table-row table:style-name="ro24" table:visibility="collapse">
              <table:table-cell/>
              <table:covered-table-cell table:number-columns-repeated="2" table:style-name="ce11"/>
              <table:covered-table-cell table:style-name="ce64"/>
              <table:covered-table-cell table:number-columns-repeated="3" table:style-name="ce86"/>
              <table:table-cell table:style-name="ce126" office:value-type="string">
                <text:p><text:s/>Address</text:p>
              </table:table-cell>
              <table:table-cell table:style-name="ce175" office:value-type="string">
                <text:p>31:0</text:p>
              </table:table-cell>
              <table:table-cell table:style-name="ce159" office:value-type="string">
                <text:p>RW</text:p>
              </table:table-cell>
              <table:table-cell table:style-name="ce159" office:value-type="string">
                <text:p>0x0</text:p>
              </table:table-cell>
              <table:table-cell table:style-name="ce222" office:value-type="string">
                <text:p>These 4 registers contain the 32-bit IPv4 address of the FPGA module stored in network byte ordering (.i.e Big-endian)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</text:p>
              </table:table-cell>
              <table:table-cell table:number-columns-repeated="1012"/>
            </table:table-row>
          </table:table-row-group>
          <table:table-row table:style-name="ro25" table:visibility="collapse">
            <table:table-cell/>
            <table:covered-table-cell table:number-columns-repeated="2" table:style-name="ce19"/>
            <table:table-cell table:style-name="ce65" office:value-type="string" table:number-columns-spanned="9" table:number-rows-spanned="1">
              <text:p><text:s/>Sub-Net Mask Register</text:p>
            </table:table-cell>
            <table:covered-table-cell table:number-columns-repeated="3" table:style-name="ce87"/>
            <table:covered-table-cell table:style-name="ce117"/>
            <table:covered-table-cell table:number-columns-repeated="3" table:style-name="ce163"/>
            <table:covered-table-cell table:style-name="ce117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25" table:visibility="collapse">
              <table:table-cell/>
              <table:covered-table-cell table:number-columns-repeated="2" table:style-name="ce19"/>
              <table:table-cell table:style-name="ce66" office:value-type="string" table:number-columns-spanned="1" table:number-rows-spanned="2">
                <text:p><text:s/>SUBNET[0:3]</text:p>
              </table:table-cell>
              <table:table-cell table:style-name="ce86" office:value-type="string" table:number-columns-spanned="1" table:number-rows-spanned="2">
                <text:p>0x08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>
                <text:p><text:s/>SUBNET <text:s/>Mask register</text:p>
              </table:table-cell>
              <table:table-cell table:style-name="ce174" table:number-columns-repeated="2"/>
              <table:table-cell table:style-name="ce197"/>
              <table:table-cell table:style-name="ce223"/>
              <table:table-cell table:style-name="ce234" table:number-columns-repeated="1007"/>
              <table:table-cell table:number-columns-repeated="5"/>
            </table:table-row>
            <table:table-row table:style-name="ro26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6"/>
              <table:table-cell table:style-name="ce136" office:value-type="string">
                <text:p><text:s/>Mask</text:p>
              </table:table-cell>
              <table:table-cell table:style-name="ce175" office:value-type="string">
                <text:p>31:0</text:p>
              </table:table-cell>
              <table:table-cell table:style-name="ce159" office:value-type="string">
                <text:p>RW</text:p>
              </table:table-cell>
              <table:table-cell table:style-name="ce198" office:value-type="string">
                <text:p>0xFFFF0000</text:p>
              </table:table-cell>
              <table:table-cell table:style-name="ce213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  <table:table-row table:style-name="ro27" table:visibility="collapse">
            <table:table-cell/>
            <table:covered-table-cell table:style-name="ce17"/>
            <table:covered-table-cell table:style-name="ce19"/>
            <table:table-cell table:style-name="ce65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86"/>
            <table:covered-table-cell table:style-name="ce136"/>
            <table:covered-table-cell table:style-name="ce175"/>
            <table:covered-table-cell table:style-name="ce159"/>
            <table:covered-table-cell table:style-name="ce183"/>
            <table:covered-table-cell table:style-name="ce213"/>
            <table:table-cell table:style-name="ce234" table:number-columns-repeated="1007"/>
            <table:table-cell table:number-columns-repeated="5"/>
          </table:table-row>
          <table:table-row-group table:display="false">
            <table:table-row table:style-name="ro25" table:visibility="collapse">
              <table:table-cell/>
              <table:covered-table-cell table:style-name="ce17"/>
              <table:covered-table-cell table:style-name="ce19"/>
              <table:table-cell table:style-name="ce66" office:value-type="string" table:number-columns-spanned="1" table:number-rows-spanned="2">
                <text:p><text:s/>GATEWAY[0:3]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4"/>
              <table:covered-table-cell table:style-name="ce197"/>
              <table:covered-table-cell table:style-name="ce223"/>
              <table:table-cell table:style-name="ce234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8"/>
              <table:table-cell table:style-name="ce126" office:value-type="string">
                <text:p><text:s/>Address</text:p>
              </table:table-cell>
              <table:table-cell table:style-name="ce175" office:value-type="string">
                <text:p>31:0</text:p>
              </table:table-cell>
              <table:table-cell table:style-name="ce159" office:value-type="string">
                <text:p>RW</text:p>
              </table:table-cell>
              <table:table-cell table:style-name="ce183" office:value-type="string">
                <text:p>0x00000000</text:p>
              </table:table-cell>
              <table:table-cell table:style-name="ce213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34" table:number-columns-repeated="1007"/>
              <table:table-cell table:number-columns-repeated="5"/>
            </table:table-row>
          </table:table-row-group>
        </table:table-row-group>
        <table:table-row table:style-name="ro25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34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Management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55"/>
          <table:covered-table-cell table:style-name="ce20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 table:style-name="ce2"/>
            <table:table-cell table:style-name="ce18" office:value-type="string" table:number-columns-spanned="1" table:number-rows-spanned="17">
              <text:p>MNGT</text:p>
            </table:table-cell>
            <table:table-cell table:style-name="ce41" office:value-type="string" table:number-columns-spanned="1" table:number-rows-spanned="17">
              <text:p>[0x40]</text:p>
            </table:table-cell>
            <table:table-cell table:style-name="ce53" office:value-type="string" table:number-columns-spanned="9" table:number-rows-spanned="1">
              <text:p>Trusted RM IPv4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77"/>
            <table:covered-table-cell table:style-name="ce137"/>
            <table:table-cell table:style-name="ce2" table:number-columns-repeated="1010"/>
            <table:table-cell table:style-name="ce237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<text:s/>RMIPv4[0:3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Resource Manager IPv4 register </text:p>
              </table:table-cell>
              <table:covered-table-cell table:number-columns-repeated="3" table:style-name="ce169"/>
              <table:covered-table-cell table:style-name="ce217"/>
              <table:table-cell table:style-name="ce2" table:number-columns-repeated="1010"/>
              <table:table-cell table:style-name="ce237" table:number-columns-repeated="2"/>
            </table:table-row>
            <table:table-row table:style-name="ro29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Address</text:p>
              </table:table-cell>
              <table:table-cell table:style-name="ce178" office:value-type="string">
                <text:p>31:0</text:p>
              </table:table-cell>
              <table:table-cell table:style-name="ce172" office:value-type="string">
                <text:p>RW</text:p>
              </table:table-cell>
              <table:table-cell table:style-name="ce172" office:value-type="string">
                <text:p>0x00000000</text:p>
              </table:table-cell>
              <table:table-cell table:style-name="ce224" office:value-type="string">
                <text:p>These 4 registers contain the 32-bit IPv4 address of the cF resource manager stored in network byte ordering <text:span text:style-name="T3">(.i.e Big-</text:span><text:span text:style-name="T3">endian)</text:span>. Assuming an IP address equal to “192.168.1.1”, the MNGT_RMIP[0] register is to be loaded with “192”. These registers are initialized by the pervasive controller (i.e. PSoC) after the boot of the FPGA. When a valid IPv4 address is loaded in this register, the corresponding 'RMIP_AddressValid' bit is set in the MNGT_CONTROL register. <text:s text:c="3"/></text:p>
              </table:table-cell>
              <table:table-cell table:style-name="ce2" table:number-columns-repeated="1010"/>
              <table:table-cell table:style-name="ce23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Read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78"/>
            <table:covered-table-cell table:number-columns-repeated="2" table:style-name="ce172"/>
            <table:covered-table-cell table:style-name="ce219"/>
            <table:table-cell table:style-name="ce2" table:number-columns-repeated="1010"/>
            <table:table-cell table:style-name="ce237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2">
                <text:p><text:s/>RDFMC[0:3]</text:p>
              </table:table-cell>
              <table:table-cell table:style-name="ce89" office:value-type="string" table:number-columns-spanned="1" table:number-rows-spanned="2">
                <text:p>0x04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O</text:p>
              </table:table-cell>
              <table:table-cell table:style-name="ce140" office:value-type="string" table:number-columns-spanned="5" table:number-rows-spanned="1">
                <text:p><text:s/>Read FPGA Management Core register</text:p>
              </table:table-cell>
              <table:covered-table-cell table:style-name="ce178"/>
              <table:covered-table-cell table:number-columns-repeated="2" table:style-name="ce172"/>
              <table:covered-table-cell table:style-name="ce219"/>
              <table:table-cell table:style-name="ce2" table:number-columns-repeated="1010"/>
              <table:table-cell table:style-name="ce23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78" office:value-type="string">
                <text:p>31:0</text:p>
              </table:table-cell>
              <table:table-cell table:style-name="ce172" office:value-type="string">
                <text:p>RO</text:p>
              </table:table-cell>
              <table:table-cell table:style-name="ce172" office:value-type="string">
                <text:p>0x00000000</text:p>
              </table:table-cell>
              <table:table-cell table:style-name="ce219"/>
              <table:table-cell table:style-name="ce2" table:number-columns-repeated="1010"/>
              <table:table-cell table:style-name="ce23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Write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78"/>
            <table:covered-table-cell table:number-columns-repeated="2" table:style-name="ce172"/>
            <table:covered-table-cell table:style-name="ce219"/>
            <table:table-cell table:style-name="ce2" table:number-columns-repeated="1010"/>
            <table:table-cell table:style-name="ce237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2">
                <text:p><text:s/>WRFMC[0:3]</text:p>
              </table:table-cell>
              <table:table-cell table:style-name="ce89" office:value-type="string" table:number-columns-spanned="1" table:number-rows-spanned="2">
                <text:p>0x08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40" office:value-type="string" table:number-columns-spanned="5" table:number-rows-spanned="1">
                <text:p><text:s/>Write FPGA Management Core register</text:p>
              </table:table-cell>
              <table:covered-table-cell table:style-name="ce178"/>
              <table:covered-table-cell table:number-columns-repeated="2" table:style-name="ce172"/>
              <table:covered-table-cell table:style-name="ce219"/>
              <table:table-cell table:style-name="ce2" table:number-columns-repeated="1010"/>
              <table:table-cell table:style-name="ce23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78" office:value-type="string">
                <text:p>31:0</text:p>
              </table:table-cell>
              <table:table-cell table:style-name="ce172" office:value-type="string">
                <text:p>RW</text:p>
              </table:table-cell>
              <table:table-cell table:style-name="ce172" office:value-type="string">
                <text:p>0x00000000</text:p>
              </table:table-cell>
              <table:table-cell table:style-name="ce219"/>
              <table:table-cell table:style-name="ce2" table:number-columns-repeated="1010"/>
              <table:table-cell table:style-name="ce23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TCP Listen Port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77"/>
            <table:covered-table-cell table:style-name="ce137"/>
            <table:table-cell table:style-name="ce2" table:number-columns-repeated="1010"/>
            <table:table-cell table:style-name="ce237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TCPLSN[0:1]</text:p>
              </table:table-cell>
              <table:table-cell table:style-name="ce89" office:value-type="string" table:number-columns-spanned="1" table:number-rows-spanned="2">
                <text:p>0x0C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41" office:value-type="string" table:number-columns-spanned="5" table:number-rows-spanned="1">
                <text:p><text:s/>TCP Listen Port Register </text:p>
              </table:table-cell>
              <table:covered-table-cell table:number-columns-repeated="3" table:style-name="ce169"/>
              <table:covered-table-cell table:style-name="ce217"/>
              <table:table-cell table:style-name="ce2" table:number-columns-repeated="1010"/>
              <table:table-cell table:style-name="ce237" table:number-columns-repeated="2"/>
            </table:table-row>
            <table:table-row table:style-name="ro30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7"/>
              <table:covered-table-cell table:number-columns-repeated="3" table:style-name="ce89"/>
              <table:table-cell table:style-name="ce142" office:value-type="string">
                <text:p><text:s/>Port</text:p>
              </table:table-cell>
              <table:table-cell table:style-name="ce178" office:value-type="string">
                <text:p>15:0</text:p>
              </table:table-cell>
              <table:table-cell table:style-name="ce190" office:value-type="string">
                <text:p>RW</text:p>
              </table:table-cell>
              <table:table-cell table:style-name="ce190" office:value-type="string">
                <text:p>0x0000</text:p>
              </table:table-cell>
              <table:table-cell table:style-name="ce225" office:value-type="string">
                <text:p>These 2 registers contain the TCP port number used by the FPGA when listening for a connection from the resource manager. The 16-bit TCP port is initialized by the pervasive controller (i.e. PSoC) after the boot of the FPGA and is stored in network byte ordering <text:span text:style-name="T3">(.i.e Big-</text:span><text:span text:style-name="T3">endian). </text:span><text:span text:style-name="T3">When a </text:span><text:span text:style-name="T3">valid TCP </text:span><text:span text:style-name="T3">port is </text:span><text:span text:style-name="T3">loaded in </text:span><text:span text:style-name="T3">this </text:span><text:span text:style-name="T3">register, </text:span><text:span text:style-name="T3">the </text:span><text:span text:style-name="T3">correspond</text:span><text:span text:style-name="T3">ing </text:span><text:span text:style-name="T3">'TCPLSN_</text:span><text:span text:style-name="T3">PortValid' </text:span><text:span text:style-name="T3">bit is set in </text:span><text:span text:style-name="T3">the </text:span><text:span text:style-name="T3">MNGT_CO</text:span><text:span text:style-name="T3">NTROL </text:span><text:span text:style-name="T3">register. <text:s text:c="4"/></text:span><text:s/><text:s/></text:p>
              </table:table-cell>
              <table:table-cell table:style-name="ce2" table:number-columns-repeated="1010"/>
              <table:table-cell table:style-name="ce23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9"/>
            <table:covered-table-cell table:style-name="ce143"/>
            <table:covered-table-cell table:number-columns-repeated="3" table:style-name="ce179"/>
            <table:covered-table-cell table:style-name="ce226"/>
            <table:table-cell table:style-name="ce2" table:number-columns-repeated="1010"/>
            <table:table-cell table:style-name="ce237"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4">
                <text:p>CONTROL</text:p>
              </table:table-cell>
              <table:table-cell table:style-name="ce86" office:value-type="string" table:number-columns-spanned="1" table:number-rows-spanned="4">
                <text:p>0x0E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32" office:value-type="string" table:number-columns-spanned="5" table:number-rows-spanned="1">
                <text:p><text:s/>Control of the Management Registers</text:p>
              </table:table-cell>
              <table:covered-table-cell table:number-columns-repeated="3" table:style-name="ce174"/>
              <table:covered-table-cell table:style-name="ce215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RMIP_AddressValid</text:p>
              </table:table-cell>
              <table:table-cell table:style-name="ce158" office:value-type="float" office:value="0">
                <text:p>0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5" office:value-type="string">
                <text:p>When set, indicates that a valid IPV4 address has been loaded into the RM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TCPLSN_PortValid</text:p>
              </table:table-cell>
              <table:table-cell table:style-name="ce158" office:value-type="float" office:value="1">
                <text:p>1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 </text:p>
              </table:table-cell>
              <table:table-cell table:style-name="ce205" office:value-type="string">
                <text:p>When set, indicates that a valid TCP port has been loaded into the LSNPORT register. <text:s text:c="2"/></text:p>
              </table:table-cell>
              <table:table-cell table:number-columns-repeated="1012"/>
            </table:table-row>
            <table:table-row table:style-name="ro15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59" office:value-type="string">
                <text:p>7:2</text:p>
              </table:table-cell>
              <table:table-cell table:style-name="ce159" office:value-type="string">
                <text:p>RO</text:p>
              </table:table-cell>
              <table:table-cell table:style-name="ce159" office:value-type="string">
                <text:p>0x0</text:p>
              </table:table-cell>
              <table:table-cell table:style-name="ce213"/>
              <table:table-cell table:number-columns-repeated="101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0"/>
          <table:table-cell table:style-name="ce88" table:number-columns-repeated="3"/>
          <table:table-cell table:style-name="ce144"/>
          <table:table-cell table:style-name="ce180" table:number-columns-repeated="3"/>
          <table:table-cell table:style-name="ce144"/>
          <table:table-cell table:style-name="ce236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Application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55"/>
          <table:covered-table-cell table:style-name="ce20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 table:style-name="ce2"/>
            <table:table-cell table:style-name="ce18" office:value-type="string" table:number-columns-spanned="1" table:number-rows-spanned="6">
              <text:p>APP</text:p>
            </table:table-cell>
            <table:table-cell table:style-name="ce41" office:value-type="string" table:number-columns-spanned="1" table:number-rows-spanned="6">
              <text:p>[0x50]</text:p>
            </table:table-cell>
            <table:table-cell table:style-name="ce53" office:value-type="string" table:number-columns-spanned="9" table:number-rows-spanned="1">
              <text:p>Read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77"/>
            <table:covered-table-cell table:style-name="ce137"/>
            <table:table-cell table:style-name="ce2" table:number-columns-repeated="1010"/>
            <table:table-cell table:style-name="ce237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RDROL[0:1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O</text:p>
              </table:table-cell>
              <table:table-cell table:style-name="ce138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69"/>
              <table:covered-table-cell table:style-name="ce217"/>
              <table:table-cell table:style-name="ce2" table:number-columns-repeated="1010"/>
              <table:table-cell table:style-name="ce23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78" office:value-type="string">
                <text:p>15:0</text:p>
              </table:table-cell>
              <table:table-cell table:style-name="ce172" office:value-type="string">
                <text:p>RO</text:p>
              </table:table-cell>
              <table:table-cell table:style-name="ce172" office:value-type="string">
                <text:p>0x0000</text:p>
              </table:table-cell>
              <table:table-cell table:style-name="ce219"/>
              <table:table-cell table:style-name="ce2" table:number-columns-repeated="1010"/>
              <table:table-cell table:style-name="ce237" table:number-columns-repeated="2"/>
            </table:table-row>
          </table:table-row-group>
          <table:table-row table:style-name="ro4" table:visibility="collapse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Write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77"/>
            <table:covered-table-cell table:style-name="ce137"/>
            <table:table-cell table:style-name="ce2" table:number-columns-repeated="1010"/>
            <table:table-cell table:style-name="ce237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WRROL[0:1]</text:p>
              </table:table-cell>
              <table:table-cell table:style-name="ce89" office:value-type="string" table:number-columns-spanned="1" table:number-rows-spanned="2">
                <text:p>0x02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69"/>
              <table:covered-table-cell table:style-name="ce217"/>
              <table:table-cell table:style-name="ce2" table:number-columns-repeated="1010"/>
              <table:table-cell table:style-name="ce237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78" office:value-type="string">
                <text:p>15:0</text:p>
              </table:table-cell>
              <table:table-cell table:style-name="ce172" office:value-type="string">
                <text:p>RO</text:p>
              </table:table-cell>
              <table:table-cell table:style-name="ce172" office:value-type="string">
                <text:p>0x0000</text:p>
              </table:table-cell>
              <table:table-cell table:style-name="ce219"/>
              <table:table-cell table:style-name="ce2" table:number-columns-repeated="1010"/>
              <table:table-cell table:style-name="ce237" table:number-columns-repeated="2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45"/>
          <table:table-cell table:style-name="Default" table:number-columns-repeated="3"/>
          <table:table-cell table:style-name="ce145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55"/>
          <table:covered-table-cell table:style-name="ce202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21" table:visibility="collapse">
            <table:table-cell/>
            <table:table-cell table:style-name="ce21" office:value-type="string" table:number-columns-spanned="1" table:number-rows-spanned="3">
              <text:p>RES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44"/>
            <table:covered-table-cell table:number-columns-repeated="3" table:style-name="ce180"/>
            <table:covered-table-cell table:style-name="ce144"/>
            <table:table-cell table:style-name="ce236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2"/>
              <table:table-cell table:style-name="ce60" office:value-type="string" table:number-columns-spanned="1" table:number-rows-spanned="2">
                <text:p><text:s/>SPARE</text:p>
              </table:table-cell>
              <table:table-cell table:style-name="ce86" office:value-type="string" table:number-columns-spanned="1" table:number-rows-spanned="2">
                <text:p>0x00-0x0F</text:p>
              </table:table-cell>
              <table:table-cell table:style-name="ce86" office:value-type="float" office:value="16" table:number-columns-spanned="1" table:number-rows-spanned="2">
                <text:p>1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2"/>
              <table:covered-table-cell table:style-name="ce200"/>
              <table:table-cell table:style-name="ce23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2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68" table:number-columns-repeated="3"/>
              <table:table-cell table:style-name="ce216"/>
              <table:table-cell table:style-name="ce235" table:number-columns-repeated="1007"/>
              <table:table-cell table:number-columns-repeated="5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45"/>
          <table:table-cell table:style-name="Default" table:number-columns-repeated="3"/>
          <table:table-cell table:style-name="ce145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style-name="Default"/>
          <table:covered-table-cell table:style-name="ce71"/>
          <table:covered-table-cell table:number-columns-repeated="3" table:style-name="Default"/>
          <table:covered-table-cell table:style-name="ce145"/>
          <table:covered-table-cell table:number-columns-repeated="3" table:style-name="Default"/>
          <table:covered-table-cell table:style-name="ce145"/>
          <table:table-cell table:number-columns-repeated="1012"/>
        </table:table-row>
        <table:table-row-group table:display="false">
          <table:table-row table:style-name="ro5" table:visibility="collapse">
            <table:table-cell/>
            <table:table-cell table:style-name="ce21" office:value-type="string" table:number-columns-spanned="1" table:number-rows-spanned="27">
              <text:p>DIAG</text:p>
            </table:table-cell>
            <table:table-cell table:style-name="ce21" office:value-type="string" table:number-columns-spanned="1" table:number-rows-spanned="27">
              <text:p>[0x70]</text:p>
            </table:table-cell>
            <table:table-cell table:style-name="ce53" office:value-type="string" table:number-columns-spanned="9" table:number-rows-spanned="1">
              <text:p>Scratch Pad Register</text:p>
            </table:table-cell>
            <table:covered-table-cell table:number-columns-repeated="3" table:style-name="Default"/>
            <table:covered-table-cell table:style-name="ce145"/>
            <table:covered-table-cell table:number-columns-repeated="3" table:style-name="Default"/>
            <table:covered-table-cell table:style-name="ce145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2">
                <text:p><text:s/>SCRATCH[0:3]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Scratch Register</text:p>
              </table:table-cell>
              <table:covered-table-cell table:style-name="ce164"/>
              <table:covered-table-cell table:number-columns-repeated="2" table:style-name="ce152"/>
              <table:covered-table-cell table:style-name="ce200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23"/>
              <table:covered-table-cell table:style-name="ce72"/>
              <table:covered-table-cell table:number-columns-repeated="3" table:style-name="ce26"/>
              <table:table-cell table:style-name="ce126" office:value-type="string">
                <text:p><text:s/>Data</text:p>
              </table:table-cell>
              <table:table-cell table:style-name="ce175" office:value-type="string">
                <text:p>31:0</text:p>
              </table:table-cell>
              <table:table-cell table:style-name="ce159" office:value-type="string">
                <text:p>RW</text:p>
              </table:table-cell>
              <table:table-cell table:style-name="ce199" office:value-type="string">
                <text:p>0xDEADBEEF</text:p>
              </table:table-cell>
              <table:table-cell table:style-name="ce207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5" table:visibility="collapse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Control Register #1</text:p>
            </table:table-cell>
            <table:covered-table-cell table:number-columns-repeated="3" table:style-name="ce26"/>
            <table:covered-table-cell table:style-name="ce146"/>
            <table:covered-table-cell table:style-name="ce181"/>
            <table:covered-table-cell table:number-columns-repeated="2" table:style-name="ce191"/>
            <table:covered-table-cell table:style-name="ce22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7">
                <text:p><text:s/>CTRL_1</text:p>
              </table:table-cell>
              <table:table-cell table:style-name="ce86" office:value-type="string" table:number-columns-spanned="1" table:number-rows-spanned="7">
                <text:p>0x05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2"/>
              <table:covered-table-cell table:style-name="ce200"/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PcsLoopbackEn</text:p>
              </table:table-cell>
              <table:table-cell table:style-name="ce166" office:value-type="float" office:value="0">
                <text:p>0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05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4" office:value-type="string">
                <text:p><text:s/>ETH0_MacLoopbackEn</text:p>
              </table:table-cell>
              <table:table-cell table:style-name="ce158" office:value-type="float" office:value="1">
                <text:p>1</text:p>
              </table:table-cell>
              <table:table-cell table:style-name="ce158" office:value-type="string">
                <text:p>RW</text:p>
              </table:table-cell>
              <table:table-cell table:style-name="ce158" office:value-type="string">
                <text:p>0x0</text:p>
              </table:table-cell>
              <table:table-cell table:style-name="ce205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3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MacAddrSwapEn</text:p>
              </table:table-cell>
              <table:table-cell table:style-name="ce166" office:value-type="float" office:value="2">
                <text:p>2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05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3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19" office:value-type="string">
                <text:p><text:s/>Nu</text:p>
              </table:table-cell>
              <table:table-cell table:style-name="ce166" office:value-type="float" office:value="3">
                <text:p>3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28"/>
              <table:table-cell table:style-name="ce235" table:number-columns-repeated="1007"/>
              <table:table-cell table:number-columns-repeated="5"/>
            </table:table-row>
            <table:table-row table:style-name="ro32" table:visibility="collapse">
              <table:table-cell/>
              <table:covered-table-cell table:number-columns-repeated="2" table:style-name="ce24"/>
              <table:covered-table-cell table:style-name="ce58"/>
              <table:covered-table-cell table:number-columns-repeated="3" table:style-name="ce87"/>
              <table:table-cell table:style-name="ce147" office:value-type="string">
                <text:p><text:s/>MC0_MemTestCtrl</text:p>
              </table:table-cell>
              <table:table-cell table:style-name="ce182" office:value-type="string">
                <text:p>5:4</text:p>
              </table:table-cell>
              <table:table-cell table:style-name="ce182" office:value-type="string">
                <text:p>RW</text:p>
              </table:table-cell>
              <table:table-cell table:style-name="ce182" office:value-type="string">
                <text:p>0x0</text:p>
              </table:table-cell>
              <table:table-cell table:style-name="ce229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34" table:number-columns-repeated="1007"/>
              <table:table-cell table:number-columns-repeated="5"/>
            </table:table-row>
            <table:table-row table:style-name="ro32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48" office:value-type="string">
                <text:p><text:s/>MC1_MemTestCtrl</text:p>
              </table:table-cell>
              <table:table-cell table:style-name="ce183" office:value-type="string">
                <text:p>7:6</text:p>
              </table:table-cell>
              <table:table-cell table:style-name="ce183" office:value-type="string">
                <text:p>RW</text:p>
              </table:table-cell>
              <table:table-cell table:style-name="ce183" office:value-type="string">
                <text:p>0x0</text:p>
              </table:table-cell>
              <table:table-cell table:style-name="ce230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35" table:number-columns-repeated="1007"/>
              <table:table-cell table:number-columns-repeated="5"/>
            </table:table-row>
          </table:table-row-group>
          <table:table-row table:style-name="ro25" table:visibility="collapse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Status Register #1</text:p>
            </table:table-cell>
            <table:covered-table-cell table:number-columns-repeated="3" table:style-name="ce88"/>
            <table:covered-table-cell table:style-name="ce145"/>
            <table:covered-table-cell table:number-columns-repeated="3" table:style-name="Default"/>
            <table:covered-table-cell table:style-name="ce145"/>
            <table:table-cell table:style-name="ce235" table:number-columns-repeated="1007"/>
            <table:table-cell table:number-columns-repeated="5"/>
          </table:table-row>
          <table:table-row-group table:display="false">
            <table:table-row table:style-name="ro25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STAT_1</text:p>
              </table:table-cell>
              <table:table-cell table:style-name="ce86" office:value-type="string" table:number-columns-spanned="1" table:number-rows-spanned="7">
                <text:p>0x06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O</text:p>
              </table:table-cell>
              <table:table-cell table:style-name="ce125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84"/>
              <table:covered-table-cell table:style-name="ce231"/>
              <table:table-cell table:number-columns-repeated="1012"/>
            </table:table-row>
            <table:table-row table:style-name="ro25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66" office:value-type="float" office:value="0">
                <text:p>0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28"/>
              <table:table-cell table:style-name="ce235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66" office:value-type="float" office:value="1">
                <text:p>1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28"/>
              <table:table-cell table:style-name="ce235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66" office:value-type="float" office:value="2">
                <text:p>2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28"/>
              <table:table-cell table:style-name="ce235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number-columns-repeated="3" table:style-name="ce88"/>
              <table:table-cell table:style-name="ce128" office:value-type="string">
                <text:p><text:s/>Nu</text:p>
              </table:table-cell>
              <table:table-cell table:style-name="ce166" office:value-type="float" office:value="3">
                <text:p>3</text:p>
              </table:table-cell>
              <table:table-cell table:style-name="ce166" office:value-type="string">
                <text:p>RW</text:p>
              </table:table-cell>
              <table:table-cell table:style-name="ce166" office:value-type="string">
                <text:p>0x0</text:p>
              </table:table-cell>
              <table:table-cell table:style-name="ce228"/>
              <table:table-cell table:style-name="ce235" table:number-columns-repeated="1007"/>
              <table:table-cell table:number-columns-repeated="5"/>
            </table:table-row>
            <table:table-row table:style-name="ro32" table:visibility="collapse">
              <table:table-cell/>
              <table:covered-table-cell table:style-name="Default"/>
              <table:covered-table-cell table:style-name="ce17"/>
              <table:covered-table-cell table:style-name="ce71"/>
              <table:covered-table-cell table:style-name="ce88" office:value-type="string">
                <text:p>0x05</text:p>
              </table:covered-table-cell>
              <table:covered-table-cell table:number-columns-repeated="2" table:style-name="ce87"/>
              <table:table-cell table:style-name="ce147" office:value-type="string">
                <text:p><text:s/>MC0_MemTestStat</text:p>
              </table:table-cell>
              <table:table-cell table:style-name="ce185" office:value-type="string">
                <text:p>5:4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</text:p>
              </table:table-cell>
              <table:table-cell table:style-name="ce229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35" table:number-columns-repeated="1007"/>
              <table:table-cell table:number-columns-repeated="5"/>
            </table:table-row>
            <table:table-row table:style-name="ro33" table:visibility="collapse">
              <table:table-cell/>
              <table:covered-table-cell table:number-columns-repeated="2" table:style-name="ce17"/>
              <table:covered-table-cell table:style-name="ce71"/>
              <table:covered-table-cell table:number-columns-repeated="3" table:style-name="ce88"/>
              <table:table-cell table:style-name="ce148" office:value-type="string">
                <text:p><text:s/>MC1_MemTestStat</text:p>
              </table:table-cell>
              <table:table-cell table:style-name="ce186" office:value-type="string">
                <text:p>7:6</text:p>
              </table:table-cell>
              <table:table-cell table:style-name="ce193" office:value-type="string">
                <text:p>RW</text:p>
              </table:table-cell>
              <table:table-cell table:style-name="ce193" office:value-type="string">
                <text:p>0x0</text:p>
              </table:table-cell>
              <table:table-cell table:style-name="ce230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35" table:number-columns-repeated="1007"/>
              <table:table-cell table:number-columns-repeated="5"/>
            </table:table-row>
          </table:table-row-group>
          <table:table-row table:style-name="ro5" table:visibility="collapse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Control Register #2</text:p>
            </table:table-cell>
            <table:covered-table-cell table:number-columns-repeated="3" table:style-name="ce88"/>
            <table:covered-table-cell table:style-name="ce145"/>
            <table:covered-table-cell table:number-columns-repeated="3" table:style-name="Default"/>
            <table:covered-table-cell table:style-name="ce145"/>
            <table:table-cell table:style-name="ce235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CTRL_2</text:p>
              </table:table-cell>
              <table:table-cell table:style-name="ce86" office:value-type="string" table:number-columns-spanned="1" table:number-rows-spanned="7">
                <text:p>0x07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84"/>
              <table:covered-table-cell table:style-name="ce231"/>
              <table:table-cell table:number-columns-repeated="1012"/>
            </table:table-row>
            <table:table-row table:style-name="ro34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49" office:value-type="string">
                <text:p><text:s/>ROLE_UdpEchoCtrl</text:p>
              </table:table-cell>
              <table:table-cell table:style-name="ce185" office:value-type="string">
                <text:p>1:0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32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35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49" office:value-type="string">
                <text:p><text:s/>ROLE_UdpPostPktEn</text:p>
              </table:table-cell>
              <table:table-cell table:style-name="ce187" office:value-type="float" office:value="2">
                <text:p>2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05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36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49" office:value-type="string">
                <text:p><text:s/>ROLE_UdpCaptPktEn</text:p>
              </table:table-cell>
              <table:table-cell table:style-name="ce187" office:value-type="float" office:value="3">
                <text:p>3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05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35" table:number-columns-repeated="1007"/>
              <table:table-cell table:number-columns-repeated="5"/>
            </table:table-row>
            <table:table-row table:style-name="ro37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49" office:value-type="string">
                <text:p><text:s/>ROLE_TcpEchoCtrl</text:p>
              </table:table-cell>
              <table:table-cell table:style-name="ce185" office:value-type="string">
                <text:p>5:4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32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35" table:number-columns-repeated="1007"/>
              <table:table-cell table:number-columns-repeated="5"/>
            </table:table-row>
            <table:table-row table:style-name="ro38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49" office:value-type="string">
                <text:p><text:s/>ROLE_TcpPostPktEn</text:p>
              </table:table-cell>
              <table:table-cell table:style-name="ce187" office:value-type="float" office:value="6">
                <text:p>6</text:p>
              </table:table-cell>
              <table:table-cell table:style-name="ce192" office:value-type="string">
                <text:p>RW</text:p>
              </table:table-cell>
              <table:table-cell table:style-name="ce192" office:value-type="string">
                <text:p>0x00</text:p>
              </table:table-cell>
              <table:table-cell table:style-name="ce205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35" table:number-columns-repeated="1007"/>
              <table:table-cell table:number-columns-repeated="5"/>
            </table:table-row>
            <table:table-row table:style-name="ro39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0" office:value-type="string">
                <text:p><text:s/>ROLE_TcpCaptPktEn</text:p>
              </table:table-cell>
              <table:table-cell table:style-name="ce188" office:value-type="float" office:value="7">
                <text:p>7</text:p>
              </table:table-cell>
              <table:table-cell table:style-name="ce193" office:value-type="string">
                <text:p>RW</text:p>
              </table:table-cell>
              <table:table-cell table:style-name="ce193" office:value-type="string">
                <text:p>0x00</text:p>
              </table:table-cell>
              <table:table-cell table:style-name="ce213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35" table:number-columns-repeated="1007"/>
              <table:table-cell table:number-columns-repeated="5"/>
            </table:table-row>
          </table:table-row-group>
        </table:table-row-group>
        <table:table-row table:style-name="ro25">
          <table:table-cell/>
          <table:table-cell table:style-name="ce17" table:number-columns-repeated="2"/>
          <table:table-cell/>
          <table:table-cell table:style-name="ce88" table:number-columns-repeated="3"/>
          <table:table-cell table:style-name="ce145"/>
          <table:table-cell table:style-name="Default" table:number-columns-repeated="3"/>
          <table:table-cell table:style-name="ce145"/>
          <table:table-cell table:style-name="ce235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/>
          <table:covered-table-cell table:number-columns-repeated="3" table:style-name="ce88"/>
          <table:covered-table-cell table:style-name="ce145"/>
          <table:covered-table-cell table:number-columns-repeated="3" table:style-name="Default"/>
          <table:covered-table-cell table:style-name="ce145"/>
          <table:table-cell table:style-name="ce235" table:number-columns-repeated="1007"/>
          <table:table-cell table:number-columns-repeated="5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Page Register</text:p>
            </table:table-cell>
            <table:covered-table-cell table:number-columns-repeated="3" table:style-name="ce88"/>
            <table:covered-table-cell table:number-columns-repeated="5"/>
            <table:table-cell table:style-name="ce235" table:number-columns-repeated="1007"/>
            <table:table-cell table:number-columns-repeated="5"/>
          </table:table-row>
          <table:table-row-group table:display="false">
            <table:table-row table:style-name="ro25" table:visibility="collapse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4"/>
              <table:covered-table-cell table:number-columns-repeated="2" table:style-name="ce152"/>
              <table:covered-table-cell table:style-name="ce200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75" office:value-type="string">
                <text:p>7:0</text:p>
              </table:table-cell>
              <table:table-cell table:style-name="ce159" office:value-type="string">
                <text:p>RW</text:p>
              </table:table-cell>
              <table:table-cell table:style-name="ce159" office:value-type="string">
                <text:p>0x0</text:p>
              </table:table-cell>
              <table:table-cell table:style-name="ce207" office:value-type="string">
                <text:p><text:s text:c="6"/></text:p>
              </table:table-cell>
              <table:table-cell table:style-name="ce23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34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/>
          <table:table-cell table:style-name="ce88" table:number-columns-repeated="3"/>
          <table:table-cell table:number-columns-repeated="5"/>
          <table:table-cell table:style-name="ce235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45"/>
          <table:table-cell table:style-name="Default" table:number-columns-repeated="3"/>
          <table:table-cell table:style-name="ce145"/>
          <table:table-cell table:number-columns-repeated="1012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08/28/2019</text:date>, <text:time>13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9-08-28T13:42:38</dc:date>
    <dc:creator>Francois Abel</dc:creator>
    <meta:editing-duration>P18DT12H12M5S</meta:editing-duration>
    <meta:editing-cycles>166</meta:editing-cycles>
    <meta:generator>OpenOffice/4.1.6$Unix OpenOffice.org_project/416m1$Build-9790</meta:generator>
    <meta:document-statistic meta:table-count="1" meta:cell-count="662" meta:object-count="0"/>
  </office:meta>
</office:document-meta>
</file>